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8Sans" svg:font-family="'Liberation 8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72pt" fo:font-weight="bold" officeooo:rsid="0017b4f6" officeooo:paragraph-rsid="0017b4f6" style:font-size-asian="72pt" style:font-weight-asian="bold" style:font-size-complex="72pt" style:font-weight-complex="bold"/>
    </style:style>
    <style:style style:name="P2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54pt" fo:font-weight="bold" officeooo:rsid="0017b4f6" officeooo:paragraph-rsid="0017b4f6" style:font-size-asian="54pt" style:font-weight-asian="bold" style:font-size-complex="54pt" style:font-weight-complex="bold"/>
    </style:style>
    <style:style style:name="P3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50pt" fo:font-weight="bold" officeooo:rsid="0017b4f6" officeooo:paragraph-rsid="0017b4f6" style:font-size-asian="50pt" style:font-weight-asian="bold" style:font-size-complex="50pt" style:font-weight-complex="bold"/>
    </style:style>
    <style:style style:name="P4" style:family="paragraph" style:parent-style-name="Standard">
      <style:paragraph-properties fo:margin-top="0in" fo:margin-bottom="0.5in" style:contextual-spacing="false" fo:line-height="120%" fo:text-align="start" style:justify-single-word="false"/>
      <style:text-properties style:font-name="Liberation 8Sans" fo:font-size="44pt" fo:font-weight="normal" officeooo:rsid="0017b4f6" officeooo:paragraph-rsid="0017b4f6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60pt" fo:font-weight="bold" officeooo:rsid="0017b4f6" officeooo:paragraph-rsid="0017b4f6" style:font-size-asian="60pt" style:font-weight-asian="bold" style:font-size-complex="60pt" style:font-weight-complex="bold"/>
    </style:style>
    <style:style style:name="P6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50pt" fo:font-weight="bold" officeooo:rsid="0017b4f6" officeooo:paragraph-rsid="0017b4f6" style:font-size-asian="50pt" style:font-weight-asian="bold" style:font-size-complex="50pt" style:font-weight-complex="bold"/>
    </style:style>
    <style:style style:name="P7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72pt" fo:font-weight="bold" officeooo:rsid="0017b4f6" officeooo:paragraph-rsid="0018d3d3" style:font-size-asian="72pt" style:font-weight-asian="bold" style:font-size-complex="72pt" style:font-weight-complex="bold"/>
    </style:style>
    <style:style style:name="P8" style:family="paragraph" style:parent-style-name="Standard">
      <style:paragraph-properties fo:margin-top="0in" fo:margin-bottom="0.5in" style:contextual-spacing="false" fo:text-align="center" style:justify-single-word="false"/>
      <style:text-properties style:font-name="Liberation Sans" fo:font-size="54pt" fo:font-weight="bold" officeooo:rsid="0017b4f6" officeooo:paragraph-rsid="0017b4f6" style:font-size-asian="54pt" style:font-weight-asian="bold" style:font-size-complex="54pt" style:font-weight-complex="bold"/>
    </style:style>
    <style:style style:name="P9" style:family="paragraph" style:parent-style-name="Standard">
      <style:paragraph-properties fo:margin-top="0in" fo:margin-bottom="0.5in" style:contextual-spacing="false" fo:line-height="120%" fo:text-align="start" style:justify-single-word="false"/>
      <style:text-properties style:font-name="Liberation 8Sans" fo:font-size="44pt" fo:font-weight="normal" officeooo:rsid="0017b4f6" officeooo:paragraph-rsid="0017b4f6" style:font-size-asian="44pt" style:font-weight-asian="normal" style:font-size-complex="44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officeooo:rsid="0018d3d3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officeooo:rsid="0018d3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5">Im letzten Schuljahr war Klaus der Brad Pitt unseres Jahrgangs.</text:span></text:p>
      <text:p text:style-name="P1"><text:span text:style-name="T1"><text:line-break/></text:span><text:soft-page-break/><text:span text:style-name="T1"> <text:line-break/></text:span><text:span text:style-name="T2">In dieser Nacht tanzten die Sterne über Basra und der Mond spielte dazu Geige</text:span><text:span text:style-name="T1"> </text:span></text:p>
      <text:p text:style-name="P7"><text:span text:style-name="T1"><text:line-break/></text:span><text:soft-page-break/><text:span text:style-name="T1"><text:line-break/></text:span><text:span text:style-name="T2">Jeans sind blau,<text:line-break/>Jeans sind robust,<text:line-break/>Jeans sind aus dem heutigen Straßenbild nicht wegzudenken.</text:span><text:span text:style-name="T1"> </text:span></text:p>
      <text:p text:style-name="P5"><text:soft-page-break/></text:p>
      <text:p text:style-name="P5"><text:span text:style-name="T5">Ein flackerndes, feuriges Inferno fraß sich durch das Gebälk.</text:span></text:p>
      <text:p text:style-name="P3"/>
      <text:p text:style-name="P5"><text:soft-page-break/></text:p>
      <text:p text:style-name="P5"><text:span text:style-name="T5">Die Spieler des HSV standen auf der linken Seite, auf der rechten Seite die Bochumer.</text:span></text:p>
      <text:p text:style-name="P7"><text:soft-page-break/><text:span text:style-name="T1"><text:line-break/></text:span><text:span text:style-name="T2">Hamburg, so heißt diese Hafenstadt, dieses Bundesland, diese Weltmetropole.</text:span></text:p>
      <text:p text:style-name="P7"><text:soft-page-break/></text:p>
      <text:p text:style-name="P7"><text:span text:style-name="T2">Einen so ehrlichen Betrüger hatten wir noch nie getroffen.</text:span></text:p>
      <text:p text:style-name="P7"/>
      <text:p text:style-name="P7"><text:soft-page-break/></text:p>
      <text:p text:style-name="P7"><text:span text:style-name="T2">Ich wuchs in einem Dorf voller Kühe auf. Diese Kühe waren unsere Freunde.</text:span></text:p>
      <text:p text:style-name="P7"><text:soft-page-break/></text:p>
      <text:p text:style-name="P7"><text:span text:style-name="T2">Die Tasche mit den Juwelen wog mindestens eine Tonn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8Sans" svg:font-family="'Liberation 8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nap-to-layout-gri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50:35.022903396</meta:creation-date>
    <dc:date>2015-11-05T14:24:56.213942972</dc:date>
    <meta:editing-duration>PT2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9" meta:paragraph-count="9" meta:word-count="102" meta:character-count="647" meta:non-whitespace-character-count="546"/>
  </office:meta>
</office:document-meta>
</file>